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09a9df" officeooo:paragraph-rsid="0009a9df" style:font-size-asian="12pt" style:font-size-complex="12pt"/>
    </style:style>
    <style:style style:name="P2" style:family="paragraph" style:parent-style-name="Standard">
      <style:text-properties officeooo:paragraph-rsid="0009a9df"/>
    </style:style>
    <style:style style:name="T1" style:family="text">
      <style:text-properties officeooo:rsid="0009a9df"/>
    </style:style>
    <style:style style:name="T2" style:family="text">
      <style:text-properties style:font-name="Arial" fo:font-size="14pt" officeooo:rsid="0009a9df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ntrega Versão 1</text:span></text:p>
      <text:p text:style-name="P1"/>
      <text:p text:style-name="P1">Autenticação com Google e Firebase Auth</text:p>
      <text:p text:style-name="P1"/>
      <text:p text:style-name="P1">Todas as libs necessárias</text:p>
      <text:p text:style-name="P1"><text:tab/>Modular<text:line-break/><text:tab/>Slidy<text:line-break/><text:tab/>Mobx</text:p>
      <text:p text:style-name="P1"><text:tab/>Codegen<text:line-break/><text:tab/>Build_runner<text:line-break/></text:p>
      <text:p text:style-name="P1">Splash Screen<text:line-break/><text:line-break/>Módulos</text:p>
      <text:p text:style-name="P1"><text:tab/>Autenticação<text:line-break/><text:tab/>Página Principal</text:p>
      <text:p text:style-name="P1"><text:tab/>Produto</text:p>
      <text:p text:style-name="P1"/>
      <text:p text:style-name="P1">Arquitetura Store</text:p>
      <text:p text:style-name="P1"><text:tab/>Controller Store</text:p>
      <text:p text:style-name="P1"><text:tab/>Repository</text:p>
      <text:p text:style-name="P1"><text:tab/>Page</text:p>
      <text:p text:style-name="P1"/>
      <text:p text:style-name="P1">Observable Patter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0T20:32:14.230000000</meta:creation-date>
    <dc:date>2020-09-10T20:38:28.427000000</dc:date>
    <meta:editing-duration>PT6M15S</meta:editing-duration>
    <meta:editing-cycles>1</meta:editing-cycles>
    <meta:document-statistic meta:table-count="0" meta:image-count="0" meta:object-count="0" meta:page-count="1" meta:paragraph-count="13" meta:word-count="33" meta:character-count="253" meta:non-whitespace-character-count="220"/>
    <meta:generator>LibreOffice/7.0.0.3$Windows_X86_64 LibreOffice_project/8061b3e9204bef6b321a21033174034a5e2ea88e</meta:generator>
  </office:meta>
</office:document-meta>
</file>